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55d4" officeooo:paragraph-rsid="001c55d4"/>
    </style:style>
    <style:style style:name="P2" style:family="paragraph" style:parent-style-name="Standard">
      <style:text-properties officeooo:rsid="001ca433" officeooo:paragraph-rsid="001ca433"/>
    </style:style>
    <style:style style:name="P3" style:family="paragraph" style:parent-style-name="Standard">
      <style:text-properties officeooo:paragraph-rsid="001d6bad"/>
    </style:style>
    <style:style style:name="P4" style:family="paragraph" style:parent-style-name="Standard">
      <style:text-properties officeooo:rsid="001f1069" officeooo:paragraph-rsid="001f1069"/>
    </style:style>
    <style:style style:name="P5" style:family="paragraph" style:parent-style-name="Standard">
      <style:text-properties officeooo:paragraph-rsid="0020814a"/>
    </style:style>
    <style:style style:name="P6" style:family="paragraph" style:parent-style-name="Standard">
      <style:text-properties officeooo:rsid="002095ed" officeooo:paragraph-rsid="002095ed"/>
    </style:style>
    <style:style style:name="P7" style:family="paragraph" style:parent-style-name="Standard">
      <style:text-properties fo:color="#d4d4d4" loext:opacity="100%" officeooo:paragraph-rsid="002095ed" fo:background-color="#1e1e1e"/>
    </style:style>
    <style:style style:name="P8" style:family="paragraph" style:parent-style-name="Standard">
      <style:text-properties officeooo:rsid="00219d34" officeooo:paragraph-rsid="00219d34"/>
    </style:style>
    <style:style style:name="P9" style:family="paragraph" style:parent-style-name="Standard">
      <style:text-properties officeooo:rsid="00231483" officeooo:paragraph-rsid="00231483"/>
    </style:style>
    <style:style style:name="T1" style:family="text">
      <style:text-properties officeooo:rsid="001ca433"/>
    </style:style>
    <style:style style:name="T2" style:family="text">
      <style:text-properties officeooo:rsid="001d6bad"/>
    </style:style>
    <style:style style:name="T3" style:family="text">
      <style:text-properties officeooo:rsid="001e5a03"/>
    </style:style>
    <style:style style:name="T4" style:family="text">
      <style:text-properties officeooo:rsid="001f2cbb"/>
    </style:style>
    <style:style style:name="T5" style:family="text">
      <style:text-properties officeooo:rsid="0020814a"/>
    </style:style>
    <style:style style:name="T6" style:family="text">
      <style:text-properties officeooo:rsid="002095e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15446" style:font-weight-asian="bold" style:font-weight-complex="bold"/>
    </style:style>
    <style:style style:name="T9" style:family="text">
      <style:text-properties fo:font-weight="bold" officeooo:rsid="001d6bad" style:font-weight-asian="bold" style:font-weight-complex="bold"/>
    </style:style>
    <style:style style:name="T10" style:family="text">
      <style:text-properties fo:font-weight="bold" officeooo:rsid="001f2cbb" style:font-weight-asian="bold" style:font-weight-complex="bold"/>
    </style:style>
    <style:style style:name="T11" style:family="text">
      <style:text-properties officeooo:rsid="00215446"/>
    </style:style>
    <style:style style:name="T12" style:family="text">
      <style:text-properties fo:color="#808080" loext:opacity="100%" style:font-name="Consolas" fo:font-size="8.39999961853027pt" fo:font-weight="normal" officeooo:rsid="002095ed"/>
    </style:style>
    <style:style style:name="T13" style:family="text">
      <style:text-properties officeooo:rsid="0022a3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colas, 39 ans, marié, papa de deux enfants <text:span text:style-name="T1">(</text:span>1 et 5 ans<text:span text:style-name="T1">) et nous</text:span> habitons Dijon.</text:p>
      <text:p text:style-name="P2">Je suis actuellement en formation transition pro afin de devenir <text:span text:style-name="T7">développeur web JavaScript</text:span>.</text:p>
      <text:p text:style-name="P2"/>
      <text:p text:style-name="P3"><text:span text:style-name="T2">Titulaire d’un BTS Informatique de Gestion, je suis </text:span><text:span text:style-name="T9">administrateur réseau</text:span><text:span text:style-name="T2"> depuis </text:span><text:span text:style-name="T9">plus de 15 ans</text:span><text:span text:style-name="T2">.<text:line-break/>Le coté développement web m’a toujours intéressé mais par manque d’</text:span><text:span text:style-name="T3">idées d</text:span><text:span text:style-name="T2">e projet à réaliser </text:span><text:span text:style-name="T3">ainsi que le doute sur mes capacités, je n’ai pas approfondi dans cette voie là.</text:span></text:p>
      <text:p text:style-name="P4">Aujourd’hui, j’ai pris mon courage à deux main<text:span text:style-name="T4">s</text:span> et je me suis lancé dans une reconversion <text:span text:style-name="T4">professionnelle</text:span> afin de faire <text:span text:style-name="T4">du développement web mon nouveau métier </text:span><text:span text:style-name="T11">grâce à la formation </text:span><text:span text:style-name="T8">Développeur Web FullStack JS</text:span><text:span text:style-name="T11"> de l’école O’clock</text:span><text:span text:style-name="T4">.</text:span></text:p>
      <text:p text:style-name="P4"/>
      <text:p text:style-name="P5"><text:span text:style-name="T4">Ma formation « </text:span><text:span text:style-name="T5">école » </text:span><text:span text:style-name="T4">se terminera début septembre et je serai à la </text:span><text:span text:style-name="T10">recherche d’une entreprise</text:span><text:span text:style-name="T4"> souhaitant m’accueillir et me donner ma chance en tant que </text:span><text:span text:style-name="T10">junior</text:span><text:span text:style-name="T4"> </text:span><text:span text:style-name="T5">afin de continuer ma formation.</text:span></text:p>
      <text:p text:style-name="P5"><text:span text:style-name="T5">Je suis conscient que ma formation de 5 mois me donne que les bases nécessaires </text:span><text:span text:style-name="T6">afin de</text:span><text:span text:style-name="T5"> trouver une place comme junior et que mon apprentissage ne fait que commencer.</text:span></text:p>
      <text:p text:style-name="P5"/>
      <text:p text:style-name="P6">Pour en savoir plus sur mes connaissances techniques ou générales, je vous laisse regarder la suite.</text:p>
      <text:p text:style-name="P6">En cas d’interrogation, n’hésitez pas à me contacter par un des différents supports dans Discutons.</text:p>
      <text:p text:style-name="P6"/>
      <text:p text:style-name="P6">Bonne découverte et à très vite je l’espère. </text:p>
      <text:p text:style-name="P6"/>
      <text:p text:style-name="P7"><text:span text:style-name="T12"/></text:p>
      <text:p text:style-name="P6"><text:s/></text:p>
      <text:p text:style-name="P6"/>
      <text:p text:style-name="P8">Mes 15 ans dans l’univers informatique en temps que technicien et administrateur réseau m’ont apportés du savoir faire sur des <text:span text:style-name="T13">points très utiles en développement je pense.</text:span></text:p>
      <text:p text:style-name="P8"/>
      <text:p text:style-name="P9">Voici les technologies, langages et outils que je connais maîtrise avec mon niveau de junio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0T10:28:28.007000000</meta:creation-date>
    <dc:date>2022-06-10T19:24:54.549000000</dc:date>
    <meta:editing-duration>PT1H35S</meta:editing-duration>
    <meta:editing-cycles>2</meta:editing-cycles>
    <meta:generator>LibreOffice/7.0.0.3$Windows_X86_64 LibreOffice_project/8061b3e9204bef6b321a21033174034a5e2ea88e</meta:generator>
    <meta:document-statistic meta:table-count="0" meta:image-count="0" meta:object-count="0" meta:page-count="1" meta:paragraph-count="12" meta:word-count="255" meta:character-count="1542" meta:non-whitespace-character-count="1296"/>
  </office:meta>
</office:document-meta>
</file>